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4" style:family="paragraph" style:parent-style-name="Standard" style:list-style-name="L1">
      <style:text-properties style:font-name="Arial" fo:font-size="16pt" style:font-size-asian="16pt" style:font-size-complex="16pt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4230173162372392" text:style-name="L1">
        <text:list-item>
          <text:p text:style-name="P24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4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5">אֲשֶׁר עֲשִׁירֶיהָ מָלְאוּ חָמָס</text:p>
            <text:p text:style-name="P15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5">וְגַם־אֲנִי הֶחֱלֵיתִי </text:p>
            <text:p text:style-name="P15">*הַכּוֹתֶ</text:p>
            <text:p text:style-name="P15">הַשְׁמֵם</text:p>
            <text:p text:style-name="P15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5">אַתָּה תֹאכַל וְלֹא תִשְׂבָּע</text:p>
            <text:p text:style-name="P15">*וְיֶשְׁחֲ</text:p>
            <text:p text:style-name="P15">*בְּקִרְבֶּ</text:p>
            <text:p text:style-name="P15"><text:soft-page-break/>וְתַסֵּג וְלֹא תַפְלִיט וַאֲשֶׁר</text:p>
            <text:p text:style-name="P15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5">אַתָּה תִזְרַע וְלֹא תִקְצוֹר אַתָּה</text:p>
            <text:p text:style-name="P15">**תִדְרֹ</text:p>
            <text:p text:style-name="P15">זַיִת -</text:p>
            <text:p text:style-name="P15">-וְלֹא</text:p>
            <text:p text:style-name="P15">*תָסוּ</text:p>
            <text:p text:style-name="P15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5">וְיִשְׁתַּמֵּר חֻקּוֹת עָמְרִי וְכֹל </text:p>
            <text:p text:style-name="P15">מַעֲשֵׂה בֵית־אַחְאָב וַתֵּלְכוּ בְּמֹעֲצוֹתָם</text:p>
            <text:p text:style-name="P15"><text:s/>לְמַעַן תִּתִּי</text:p>
            <text:p text:style-name="P15">*אֹתְ</text:p>
            <text:p text:style-name="P15">לְשַׁמָּה וְיֹשְׁבֶיהָ לִשְׁרֵקָה וְחֶרְפַּת</text:p>
            <text:p text:style-name="P15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אַלְלַי לִי כִּי הָיִיתִי כְּאָסְפֵּי־קַיִץ </text:p>
            <text:p text:style-name="P15">כְּעֹלְלֹת בָּצִיר אֵין־אֶשְׁכּוֹל לֶאֱכוֹל </text:p>
            <text:p text:style-name="P15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5">אָבַד חָסִיד מִן־הָאָרֶץ וְיָשָׁר </text:p>
            <text:p text:style-name="P15">בָּאָדָם אָיִן כֻּלָּם לְדָמִים </text:p>
            <text:p text:style-name="P15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5">עַל־הָרַע כַּפַּיִם לְהֵיטִיב הַשַּׂר </text:p>
            <text:p text:style-name="P15">שֹׁאֵל וְהַשֹּׁפֵט בַּשִּׁלּוּם וְהַגָּדוֹל </text:p>
            <text:p text:style-name="P15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5">טוֹבָם כְּחֵדֶק יָשָׁר מִמְּסוּכָה</text:p>
            <text:p text:style-name="P15"><text:s/>*יוֹם מְצַפֶּי</text:p>
            <text:p text:style-name="P15">*פְּקֻדָּתְ</text:p>
            <text:p text:style-name="P15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5">אַל־תַּאֲמִינוּ בְרֵעַ אַל־תִּבְטְחוּ </text:p>
            <text:p text:style-name="P15">בְּאַלּוּף מִשֹּׁכֶבֶת</text:p>
            <text:p text:style-name="P15">*חֵיקֶ</text:p>
            <text:p text:style-name="P15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כִּי־בֵן מְנַבֵּל אָב בַּת קָמָה </text:p>
            <text:p text:style-name="P15">בְאִמָּהּ כַּלָּה בַּחֲמֹתָהּ אֹיְבֵי </text:p>
            <text:p text:style-name="P15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וַאֲנִי בַּיהוָה אֲצַפֶּה אוֹחִילָה </text:p>
            <text:p text:style-name="P15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אַל־תִּשְׂמְחִי אֹיַבְתִּי לִי כִּי </text:p>
            <text:p text:style-name="P15">נָפַלְתִּי קָמְתִּי כִּי־אֵשֵׁב</text:p>
            <text:p text:style-name="P15">*בַּחֹשֶׁ</text:p>
            <text:p text:style-name="P15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5">זַעַף יְהוָה אֶשָּׂא כִּי </text:p>
            <text:p text:style-name="P15">חָטָאתִי לוֹ עַד אֲשֶׁר </text:p>
            <text:p text:style-name="P15">יָרִיב רִיבִי וְעָשָׂה מִשְׁפָּטִי </text:p>
            <text:p text:style-name="P15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וְתֵרֶא אֹיַבְתִּי וּתְכַסֶּהָ בוּשָׁה</text:p>
            <text:p text:style-name="P15"><text:s/>הָאֹמְרָה אֵלַי אַיּוֹ יְהוָה</text:p>
            <text:p text:style-name="P15">*אֱלֹהָיִ</text:p>
            <text:p text:style-name="P15">עֵינַי תִּרְאֶינָּה בָּהּ עַתָּה </text:p>
            <text:p text:style-name="P15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יוֹם לִבְנוֹת</text:p>
            <text:p text:style-name="P15">*גְּדֵרָיִ</text:p>
            <text:p text:style-name="P15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יוֹם הוּא </text:p>
            <text:p text:style-name="P15">*וְעָדֶי</text:p>
            <text:p text:style-name="P15">יָבוֹא לְמִנִּי אַשּׁוּר וְעָרֵי</text:p>
            <text:p text:style-name="P15"><text:s/>מָצוֹר וּלְמִנִּי מָצוֹר וְעַד־נָהָר</text:p>
            <text:p text:style-name="P15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וְהָיְתָה הָאָרֶץ לִשְׁמָמָה עַל־יֹשְׁבֶיהָ </text:p>
            <text:p text:style-name="P15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רְעֵה</text:p>
            <text:p text:style-name="P15">*עַמְּ</text:p>
            <text:p text:style-name="P15">*בְשִׁבְטֶ</text:p>
            <text:p text:style-name="P15"><text:s/>צֹאן</text:p>
            <text:p text:style-name="P15">*נַחֲלָתֶ</text:p>
            <text:p text:style-name="P15">שֹׁכְנִי לְבָדָד יַעַר</text:p>
            <text:p text:style-name="P15">*בְּתוֹ</text:p>
            <text:p text:style-name="P15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כִּימֵי</text:p>
            <text:p text:style-name="P15">*צֵאתְ</text:p>
            <text:p text:style-name="P15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5">יִרְאוּ גוֹיִם וְיֵבֹשׁוּ מִכֹּל </text:p>
            <text:p text:style-name="P15">גְּבוּרָתָם יָשִׂימוּ יָד עַל־פֶּה </text:p>
            <text:p text:style-name="P15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5">יְלַחֲכוּ עָפָר כַּנָּחָשׁ כְּזֹחֲלֵי</text:p>
            <text:p text:style-name="P15"><text:s/>אֶרֶץ יִרְגְּזוּ מִמִּסְגְּרֹתֵיהֶם אֶל־יְהוָה</text:p>
            <text:p text:style-name="P15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5">מִי־אֵל</text:p>
            <text:p text:style-name="P15">*כָּמוֹ</text:p>
            <text:p text:style-name="P15">נֹשֵׂא עָוֹן וְעֹבֵר עַל־פֶּשַׁע </text:p>
            <text:p text:style-name="P15">לִשְׁאֵרִית נַחֲלָתוֹ לֹא־הֶחֱזִיק לָעַד </text:p>
            <text:p text:style-name="P15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9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5">יָשׁוּב יְרַחֲמֵנוּ יִכְבֹּשׁ עֲוֹנֹתֵינוּ</text:p>
            <text:p text:style-name="P15">*וְתַשְׁלִי</text:p>
            <text:p text:style-name="P15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0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5">תִּתֵּן אֱמֶת לְיַעֲקֹב חֶסֶד </text:p>
            <text:p text:style-name="P15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5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5">אֵל קַנּוֹא וְנֹקֵם יְהוָה </text:p>
            <text:p text:style-name="P15">נֹקֵם יְהוָה וּבַעַל חֵמָה </text:p>
            <text:p text:style-name="P15">נֹקֵם יְהוָה לְצָרָיו וְנוֹטֵר </text:p>
            <text:p text:style-name="P15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5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3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5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><text:soft-page-break/></text:p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<text:soft-page-break/>/------------------------------------------------------------ /TEMPLATE</text:p>
      <text:p text:style-name="Text_20_body"/>
      <text:p text:style-name="P5">--------------------------------------- [STEPS : closing] 20191009_161940</text:p>
      <text:list xml:id="list1256701923318692972" text:style-name="L2">
        <text:list-item>
          <text:p text:style-name="P16">time label ==&gt; paste</text:p>
        </text:list-item>
        <text:list-item>
          <text:p text:style-name="P16">“@@@” ==&gt; move to → at the bottom of the doc area</text:p>
        </text:list-item>
        <text:list-item>
          <text:p text:style-name="P16">DUP : template</text:p>
        </text:list-item>
        <text:list-item>
          <text:p text:style-name="P16">close</text:p>
          <text:list>
            <text:list-item>
              <text:p text:style-name="P16">web pages</text:p>
            </text:list-item>
            <text:list-item>
              <text:p text:style-name="P16">sheet file</text:p>
            </text:list-item>
            <text:list-item>
              <text:p text:style-name="P16">folders (if any)</text:p>
            </text:list-item>
            <text:list-item>
              <text:p text:style-name="P16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/>
          </table:table-cell>
          <table:table-cell table:style-name="表236.C2" office:value-type="string">
            <text:p text:style-name="P12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3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5T09:39:53.25</dc:date>
    <dc:creator>iwabuchi ken</dc:creator>
    <meta:editing-duration>P1DT14H15M23S</meta:editing-duration>
    <meta:editing-cycles>121</meta:editing-cycles>
    <meta:generator>OpenOffice/4.1.3$Win32 OpenOffice.org_project/413m1$Build-9783</meta:generator>
    <meta:document-statistic meta:table-count="33" meta:image-count="0" meta:object-count="0" meta:page-count="15" meta:paragraph-count="314" meta:word-count="1417" meta:character-count="8720"/>
  </office:meta>
</office:document-meta>
</file>